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style:text-underline-style="none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5" style:family="text">
      <style:text-properties fo:color="#000000"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6" style:family="text">
      <style:text-properties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ELFE SYLVESTRE</text:p>
      <text:p text:style-name="P4"/>
      <text:p text:style-name="P1"/>
      <text:p text:style-name="P1"/>
      <text:p text:style-name="P1"/>
      <text:p text:style-name="P1"/>
      <text:p text:style-name="P3">Shaolin x10 32&gt;39€:</text:p>
      <text:p text:style-name="P3"/>
      <text:p text:style-name="Standard">10 Figurines en résines venduent avec socle résine et MDF et correspondant à une taille de socle de 25x25mm ou de diamètre 25mm.<text:line-break/>Adapté pour jeu de plateau comme Warhammer et plus particulièrement The IX Age <text:span text:style-name="T1">Fantasy Battles.<text:line-break/>Possibilté d'être vendu sans scénique résine pour 17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</text:a><text:a xlink:type="simple" xlink:href="https://www.lostkingdomminiatures.com/en/21-mori-elves" text:style-name="Internet_20_link" text:visited-style-name="Visited_20_Internet_20_Link">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</text:p>
      <text:p text:style-name="P5"/>
      <text:p text:style-name="P3">Bareetachi x10 15&gt;18€:</text:p>
      <text:p text:style-name="P3"/>
      <text:p text:style-name="Standard">10 Figurines en résines venduent avec socle résine et MDF et correspondant à une taille de socle de 20x20mm ou de diamètre 20mm.<text:line-break/>Adapté pour jeu de plateau comme Warhammer et plus particulièrement The IX Age <text:span text:style-name="T1">Fantasy Battles.<text:line-break/>Possibilté d'être vendu sans scénique résine pour 4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Bareetachi Etat-Major 5&gt;6€:</text:p>
      <text:p text:style-name="P3"/>
      <text:p text:style-name="Standard">3 Figurines en résines venduent avec socle résine et MDF et correspondant à une taille de socle de 20x20mm ou de diamètre 20mm.<text:line-break/>Adapté pour jeu de plateau comme Warhammer et plus particulièrement The IX Age <text:span text:style-name="T1">Fantasy Battles.<text:line-break/>Possibilté d'être vendu sans scénique résine <text:s/>pour 1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Fumetsu, Mugen Guard x10 20&lt;24€:</text:p>
      <text:p text:style-name="P3"/>
      <text:p text:style-name="Standard"><text:soft-page-break/>10 Figurines en résines venduent avec socle résine et MDF et correspondant à une taille de socle carré ou rond de 25mm ou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5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Disponible en épée ou en lance et avec ou sans casque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Fumetsu, Mugen Guard Etat-Major 10&lt;12€:</text:p>
      <text:p text:style-name="P3"/>
      <text:p text:style-name="Standard">3 Figurines en résines venduent avec socle résine et MDF et correspondant à une taille de socle carré ou rond de 25mm ou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5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Disponible en épée ou en lance et avec ou sans casque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Sayuri, Guard Hero <text:s/>3&gt;4€:</text:p>
      <text:p text:style-name="P3"/>
      <text:p text:style-name="Standard">Figurine en résine vendue avec socle résine et MDF et correspondant à une taille de socle carré ou rond de 25mm ou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5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Disponible en épée ou en lance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5">Photo non contractuel, Figurine à monter et sans socle autre que proposé.</text:p>
      <text:p text:style-name="P5">Figurines déssinées par Lost Kingdom Miniatures</text:p>
      <text:p text:style-name="P3"/>
      <text:p text:style-name="P3"/>
      <text:p text:style-name="P3">Sakura Archers x10 11&gt;14 - 22&gt;26€:</text:p>
      <text:p text:style-name="P3"/>
      <text:p text:style-name="Standard">10 Figurines en résines venduent avec socle résine et MDF et correspondant à une taille de socle carré ou rond de 25mm ou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5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Disponible en épée ou en lance et avec ou sans casque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><text:soft-page-break/></text:p>
      <text:p text:style-name="P5">Photo non contractuel, Figurine à monter et sans socle autre que proposé.</text:p>
      <text:p text:style-name="P5">Figurines déssinées par Lost Kingdom Miniatures.</text:p>
      <text:p text:style-name="P3"/>
      <text:p text:style-name="P3">Kyomi &amp; Haru the eternal dancers 3&gt;4€:</text:p>
      <text:p text:style-name="P3"/>
      <text:p text:style-name="Standard">Figurine en résine vendue avec socle résine et MDF et correspondant à une taille de socle de 20x20mm ou de diamètre 20mm.<text:line-break/>Adapté pour jeu de plateau comme Warhammer et plus particulièrement The IX Age <text:span text:style-name="T1">Fantasy Battles.<text:line-break/>Possibilté d'être vendu sans scénique résine <text:s/>pour 1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</text:p>
      <text:p text:style-name="P5"/>
      <text:p text:style-name="P5"/>
      <text:p text:style-name="P3"/>
      <text:p text:style-name="P3">Shaolin Etat-Major 12&gt;15€:</text:p>
      <text:p text:style-name="P3"/>
      <text:p text:style-name="Standard">3 Figurines en résines venduent avec socle résine et MDF et correspondant à une taille de socle de 25x25mm ou de diamètre 25mm.<text:line-break/>Adapté pour jeu de plateau comme Warhammer et plus particulièrement The IX Age <text:span text:style-name="T1">Fantasy Battles.<text:line-break/>Possibilté d'être vendu sans scénique résine <text:s/>pour 6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</text:p>
      <text:p text:style-name="P5"/>
      <text:p text:style-name="P5"/>
      <text:p text:style-name="P3"/>
      <text:p text:style-name="P3"/>
      <text:p text:style-name="P3">Aki,Shaolin Hero 7&gt;9€:</text:p>
      <text:p text:style-name="P3"/>
      <text:p text:style-name="Standard">Figurine en résine venduent avec socle résine et MDF et correspondant à une taille de socle de 25x25mm ou de diamètre 25mm.<text:line-break/>Adapté pour jeu de plateau comme Warhammer et plus particulièrement The IX Age <text:span text:style-name="T1">Fantasy Battles.<text:line-break/>Possibilté d'être vendu sans scénique résine <text:s/>pour 2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</text:p>
      <text:p text:style-name="P5"/>
      <text:p text:style-name="P5"/>
      <text:p text:style-name="P3"><text:soft-page-break/>Kazumi, Kirin Queen 38&gt;50€:</text:p>
      <text:p text:style-name="P3"/>
      <text:p text:style-name="Standard">3 Figurines en résines venduent avec socle résine et MDF et correspondant à une taille de socle carré ou ovale de 50x75mm.<text:line-break/>Adapté pour jeu de plateau comme Warhammer et plus particulièrement The IX Age <text:span text:style-name="T1">Fantasy Battles.<text:line-break/>Possibilté d'être vendu sans scénique résine <text:s/>pour 12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</text:p>
      <text:p text:style-name="P5"/>
      <text:p text:style-name="P3">Kumakuro &amp; Hundun Riders no Wings 60€:</text:p>
      <text:p text:style-name="P3"/>
      <text:p text:style-name="Standard">3 Figurines en résines venduent avec socle résine et MDF et correspondant à une taille de socle carré ou ovale de 50x100mm.<text:line-break/>Adapté pour jeu de plateau comme Warhammer et plus particulièrement The IX Age <text:span text:style-name="T1">Fantasy Battles.<text:line-break/>Possibilté d'être vendu sans scénique résine <text:s/>pour 13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</text:p>
      <text:p text:style-name="P5"/>
      <text:p text:style-name="P3">Nibi raiders Etat-Major x5 20&gt;24€:</text:p>
      <text:p text:style-name="P3"/>
      <text:p text:style-name="Standard">3 Figurines en résines venduent avec socles MDF et correspondant à une taille de socle carré 25x50mm ou oval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Nibi raiders x5 24&gt;29€:</text:p>
      <text:p text:style-name="P3"/>
      <text:p text:style-name="Standard">5 Figurines en résines venduent avec socles MDF et correspondant à une taille de socle carré 25x50mm ou ovale.<text:line-break/>Adapté pour jeu de plateau comme Warhammer et plus particulièrement The IX Age <text:span text:style-name="T1">Fantasy </text:span><text:span text:style-name="T1">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<text:soft-page-break/>Figurines déssinées par Lost Kingdom Miniatures.</text:p>
      <text:p text:style-name="P5"/>
      <text:p text:style-name="P3">Shika raiders Etat-Major 30€:</text:p>
      <text:p text:style-name="P3"/>
      <text:p text:style-name="Standard">3 Figurines en résines venduent avec socles MDF et correspondant à une taille de socle carré 25x50mm ou ovale.<text:line-break/>Adapté pour jeu de plateau comme Warhammer et plus particulièrement The IX Age <text:span text:style-name="T1">Fantasy </text:span><text:span text:style-name="T1">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Shika raiders x5 40€:</text:p>
      <text:p text:style-name="P3"/>
      <text:p text:style-name="Standard">5 Figurines en résines venduent avec socles MDF et correspondant à une taille de socle carré 25x50mm ou oval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Youta, Shika Rider Hero 9&gt;11€ 17&gt;21€:</text:p>
      <text:p text:style-name="P3"/>
      <text:p text:style-name="Standard">Figurine en résine vendue avec socle résine et MDF et correspondant à une taille de socle de 50x50mm.<text:line-break/>Adapté pour jeu de plateau comme Warhammer et plus particulièrement The IX Age <text:span text:style-name="T1">Fantasy Battles.<text:line-break/>Possibilté d'être vendu sans socle pour 10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Hachidori Tengus x3 41€:</text:p>
      <text:p text:style-name="P3"/>
      <text:p text:style-name="Standard">3 Figurines en résines venduent avec socles MDF et scène en résine correspondant à une taille de socle carré 40x40mm ou rond.<text:line-break/>Adapté pour jeu de plateau comme Warhammer et plus particulièrement The IX Age <text:span text:style-name="T1">Fantasy Battles.<text:line-break/>Possibilté d'être vendu sans scénique résine <text:s/>pour 4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><text:soft-page-break/></text:p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Fukuro Archers x3 42€:</text:p>
      <text:p text:style-name="P3"/>
      <text:p text:style-name="Standard">3 Figurines en résines venduent avec socles MDF et scène en résine correspondant à une taille de socle carré 50x50mm ou rond.<text:line-break/>Adapté pour jeu de plateau comme Warhammer et plus particulièrement The IX Age <text:span text:style-name="T1">Fantasy Battles.<text:line-break/>Possibilté d'être vendu sans scénique résine <text:s/>pour 5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Akina on Giant Fukuro 45€:</text:p>
      <text:p text:style-name="P3"/>
      <text:p text:style-name="Standard">Figurine en résine vendue avec socles MDF et scène en résine correspondant à une taille de socle carré 50x50mm ou rond.<text:line-break/>Adapté pour jeu de plateau comme Warhammer et plus particulièrement The IX Age <text:span text:style-name="T1">Fantasy Battles.<text:line-break/>Possibilté d'être vendu sans scénique résine <text:s/>pour 5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Ougiwahi Unit x3 70€:</text:p>
      <text:p text:style-name="P3"/>
      <text:p text:style-name="Standard">3 Figurines en résines venduent avec socles MDF et scène en résine correspondant à une taille de socle carré 50x50mm ou rond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Hiroto, Ougiwahi Whisperer 65€:</text:p>
      <text:p text:style-name="P3"/>
      <text:p text:style-name="Standard">Figurine en résine vendue avec socles MDF et scène en résine correspondant à une taille de socle carré 50x50mm ou rond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</text:a><text:soft-page-break/><text:a xlink:type="simple" xlink:href="https://www.lostkingdomminiatures.com/en/21-mori-elves" text:style-name="Internet_20_link" text:visited-style-name="Visited_20_Internet_20_Link">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5"/>
      <text:p text:style-name="P3">Kumakuro &amp; Hundun Riders 65€:</text:p>
      <text:p text:style-name="P3"/>
      <text:p text:style-name="Standard">3 Figurines en résines venduent avec socle résine et MDF et correspondant à une taille de socle carré ou ovale de 50x100mm.<text:line-break/>Adapté pour jeu de plateau comme Warhammer et plus particulièrement The IX Age <text:span text:style-name="T1">Fantasy Battles.<text:line-break/>Possibilté d'être vendu sans scénique résine <text:s/>pour 15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Saori ancien druit with nekokuro 26&gt;32€:</text:p>
      <text:p text:style-name="P3"/>
      <text:p text:style-name="Standard">Figurine en résine vendue avec scène résine de 75mm de diamètre et adaptable au portail..</text:p>
      <text:p text:style-name="Standard"><text:span text:style-name="T1">Possibilté d'être vendu sans scénique résine <text:s/>pour 18€ de moins.</text:span>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Kodama portal 72€:</text:p>
      <text:p text:style-name="P3"/>
      <text:p text:style-name="Standard">Figurine en résine vendue<text:span text:style-name="T3"> sans socle.</text:span><text:line-break/>Adapté pour jeu de plateau comme Warhammer et plus particulièrement The IX Age <text:span text:style-name="T1">Fantasy Battles.</text:span></text:p>
      <text:p text:style-name="P7">Peut être vendue avec Saori ancien druid with Nekokuro avec un surcout de 14€.</text:p>
      <text:p text:style-name="Standard"><text:span text:style-name="T1">Le socle du personnage s'adaopte au portail, il est donc dissociable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Shizen Avatar 36&gt;48€:</text:p>
      <text:p text:style-name="P3"/>
      <text:p text:style-name="Standard">Figurine en résine vendue avec socle résine et MDF et correspondant à une taille de socle carré ou ovale de 50x75mm.<text:line-break/><text:soft-page-break/>Adapté pour jeu de plateau comme Warhammer et plus particulièrement The IX Age <text:span text:style-name="T1">Fantasy Battles.<text:line-break/>Possibilté d'être vendu sans scénique résine <text:s/>pour 12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Kodama tree &amp; guardian 36&gt;48€:</text:p>
      <text:p text:style-name="P3"/>
      <text:p text:style-name="Standard">Figurine en résine vendue avec socle résine et MDF et correspondant à une taille de socle carré ou rond de 75x75mm.<text:line-break/>Adapté pour jeu de plateau comme Warhammer et plus particulièrement The IX Age <text:span text:style-name="T1">Fantasy Battles.<text:line-break/>Possibilté d'être vendu sans scénique résine <text:s/>pour 12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Hanako, kitsune druid on Kyubi 50€:</text:p>
      <text:p text:style-name="P3"/>
      <text:p text:style-name="Standard">Figurine en résine vendue avec socle en MDF et scène résine de 50x50mm ou diamètre 55mm.</text:p>
      <text:p text:style-name="Standard"><text:span text:style-name="T1">Possibilté d'être vendu sans scénique résine <text:s/>pour 5€ de moins.</text:span>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kitsune on foot 2&gt;3€:</text:p>
      <text:p text:style-name="P3"/>
      <text:p text:style-name="Standard">Figurine en résine vendue avec socle en MDF de 20x20mm ou diamètre 20mm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Tomoki, the whistle, great druid 6&gt;8€:</text:p>
      <text:p text:style-name="P3"/>
      <text:p text:style-name="Standard">Figurine en résine vendue avec socle en MDF et scène résine de 25x25mm ou diamètre 25mm.<text:line-break/><text:soft-pag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Masaki, Ancien Druid 18&lt;22€:</text:p>
      <text:p text:style-name="P3"/>
      <text:p text:style-name="Standard">Figurine en résine vendue avec socle en résine rond de 5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5">The Old World</text:span></text:a><text:span text:style-name="T6">.</text:span><text:span text:style-name="T1">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Tonbo Chariots 26€ :</text:p>
      <text:p text:style-name="P3"/>
      <text:p text:style-name="Standard">Figurine en résine vendue avec socle en MDF et en résine, carré ou rond de 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5">The Old World</text:span></text:a><text:span text:style-name="T6">.</text:span></text:p>
      <text:p text:style-name="Standard"><text:span text:style-name="T6">Disponible en 2 Versions.</text:span><text:span text:style-name="T1">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5"/>
      <text:p text:style-name="P3">Rikku empshells x3 16&gt;20€:</text:p>
      <text:p text:style-name="P3"/>
      <text:p text:style-name="Standard">3 Figurines en résines vendue avec socle MDF correspondant à une taille de socle de 40x40mm ou 50mm de diamètr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Rikku sheperd 24&gt;29€:</text:p>
      <text:p text:style-name="P3"/>
      <text:p text:style-name="Standard">Figurine en résine vendue avec socle MDF et scène en résine et correspondant à une taille de socle de 40x40mm ou 50mm de diamètre.<text:line-break/>Adapté pour jeu de plateau comme Warhammer et plus particulièrement The IX Age <text:span text:style-name="T1">Fantasy Battles.<text:line-break/></text:span><text:soft-page-break/><text:span text:style-name="T1">Possibilté d'être vendu sans socle pour 9€ de moin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Senzo no Guardian 80€:</text:p>
      <text:p text:style-name="P3"/>
      <text:p text:style-name="Standard">Figurine en résine vendue avec socle MDF correspondant à une taille de socle de 80x80mm ou 80-100mm de diamètre.<text:line-break/>Adapté pour jeu de plateau comme Warhammer et plus particulièrement The IX Age <text:span text:style-name="T1">Fantasy Battles.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1"/>
      <text:p text:style-name="P5">Photo non contractuel, Figurine à monter et sans socle autre que proposé.</text:p>
      <text:p text:style-name="P5">Figurines déssinées par Lost Kingdom Miniatures.</text:p>
      <text:p text:style-name="P5"/>
      <text:p text:style-name="P3">Haku 190€:</text:p>
      <text:p text:style-name="P3"/>
      <text:p text:style-name="Standard">Dragon Ancéstral en résine vendue avec socle MDF correspondant à une taille de socle carré ou rond de 1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5">The Old World</text:span></text:a><text:span text:style-name="T6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4"><text:s/></text:span><text:a xlink:type="simple" xlink:href="https://www.lostkingdomminiatures.com/en/21-mori-elves" text:style-name="Internet_20_link" text:visited-style-name="Visited_20_Internet_20_Link">Mori Elves</text:a><text:span text:style-name="T4"> )</text:span></text:p>
      <text:p text:style-name="P1">Contactez moi.</text:p>
      <text:p text:style-name="P5">Photo non contractuel, Figurine à monter et sans socle autre que proposé.</text:p>
      <text:p text:style-name="P5">Figurines déssinées par Lost Kingdom Miniatures.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34M42S</meta:editing-duration>
    <meta:editing-cycles>36</meta:editing-cycles>
    <meta:generator>OpenOffice/4.1.6$Win32 OpenOffice.org_project/416m1$Build-9790</meta:generator>
    <dc:date>2025-02-26T22:45:29.56</dc:date>
    <dc:creator>Ycham Bounouar</dc:creator>
    <meta:document-statistic meta:table-count="0" meta:image-count="0" meta:object-count="0" meta:page-count="10" meta:paragraph-count="191" meta:word-count="3171" meta:character-count="19046"/>
    <meta:user-defined meta:name="Info 1"/>
    <meta:user-defined meta:name="Info 2"/>
    <meta:user-defined meta:name="Info 3"/>
    <meta:user-defined meta:name="Info 4"/>
  </office:meta>
</office:document-meta>
</file>